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064726BDA970E1476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0.42cm" fo:text-align="center"/>
    </style:style>
    <style:style style:name="P3" style:family="paragraph">
      <loext:graphic-properties draw:fill="none" draw:fill-color="#ffffff"/>
      <style:paragraph-properties fo:line-height="0.42cm" fo:text-align="center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8cm" svg:height="3.637cm" svg:x="6.2cm" svg:y="7.945cm">
          <draw:image xlink:href="Pictures/100002010000016800000064726BDA970E147691.png" xlink:type="simple" xlink:show="embed" xlink:actuate="onLoad">
            <text:p/>
          </draw:image>
        </draw:frame>
        <draw:frame draw:style-name="gr2" draw:text-style-name="P3" draw:layer="layout" svg:width="1cm" svg:height="4.031cm" svg:x="5.5cm" svg:y="7.7cm">
          <draw:text-box>
            <text:p text:style-name="P2"><text:span text:style-name="T1">4.0</text:span></text:p>
            <text:p text:style-name="P2"><text:span text:style-name="T1">3.5</text:span></text:p>
            <text:p text:style-name="P2"><text:span text:style-name="T1">3.0</text:span></text:p>
            <text:p text:style-name="P2"><text:span text:style-name="T1">2.5</text:span></text:p>
            <text:p text:style-name="P2"><text:span text:style-name="T1">2.0</text:span></text:p>
            <text:p text:style-name="P2"><text:span text:style-name="T1">1.5</text:span></text:p>
            <text:p text:style-name="P2"><text:span text:style-name="T1">1.0</text:span></text:p>
            <text:p text:style-name="P2"><text:span text:style-name="T1">0.50</text:span></text:p>
          </draw:text-box>
        </draw:frame>
        <draw:frame draw:style-name="gr3" draw:text-style-name="P3" draw:layer="layout" svg:width="1.9cm" svg:height="0.671cm" svg:x="15.3cm" svg:y="11.4cm">
          <draw:text-box>
            <text:p text:style-name="P2"><text:span text:style-name="T1">(f) t=30 s</text:span></text:p>
          </draw:text-box>
        </draw:frame>
        <draw:frame draw:style-name="gr3" draw:text-style-name="P3" draw:layer="layout" svg:width="1.9cm" svg:height="0.671cm" svg:x="11.5cm" svg:y="11.401cm">
          <draw:text-box>
            <text:p text:style-name="P2"><text:span text:style-name="T1">(d) t=20 s</text:span></text:p>
          </draw:text-box>
        </draw:frame>
        <draw:frame draw:style-name="gr3" draw:text-style-name="P3" draw:layer="layout" svg:width="1.9cm" svg:height="0.671cm" svg:x="7.6cm" svg:y="11.402cm">
          <draw:text-box>
            <text:p text:style-name="P2"><text:span text:style-name="T1">(a) t=5 s</text:span></text:p>
          </draw:text-box>
        </draw:frame>
        <draw:frame draw:style-name="gr4" draw:text-style-name="P3" draw:layer="layout" svg:width="2.3cm" svg:height="0.697cm" draw:transform="rotate (1.5707963267949) translate (4.9cm 10.9cm)">
          <draw:text-box>
            <text:p text:style-name="P2"><text:span text:style-name="T1">Density [1/m²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08:51:24.738162577</meta:creation-date>
    <dc:date>2020-07-01T09:08:27.998856904</dc:date>
    <meta:editing-duration>PT15M39S</meta:editing-duration>
    <meta:editing-cycles>3</meta:editing-cycles>
    <meta:generator>LibreOffice/6.0.7.3$Linux_X86_64 LibreOffice_project/00m0$Build-3</meta:generator>
    <meta:document-statistic meta:object-count="6"/>
  </office:meta>
</office:document-meta>
</file>